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Source_20_Text">/var/www/user/site.ru/logs/*.log {</text:span></text:p>
      <text:p text:style-name="Standard"> </text:p>
      <text:p text:style-name="Standard"><text:span text:style-name="Source_20_Text"># Если размер лога будет равен или больше 5Mb, то он будет подвержен ротации.</text:span></text:p>
      <text:p text:style-name="Standard"><text:span text:style-name="Source_20_Text"># Возможно еще делать ротацию по времени, а именно: weekly - раз в неделю, daily - раз в день, monthly - раз в месяц</text:span></text:p>
      <text:p text:style-name="Standard"><text:span text:style-name="Source_20_Text">size 5M</text:span></text:p>
      <text:p text:style-name="Standard"> </text:p>
      <text:p text:style-name="Standard"><text:span text:style-name="Source_20_Text"># отсутствие файла не вызывает ошибку</text:span></text:p>
      <text:p text:style-name="Standard"><text:span text:style-name="Source_20_Text">missingok</text:span></text:p>
      <text:p text:style-name="Standard"> </text:p>
      <text:p text:style-name="Standard"><text:span text:style-name="Source_20_Text"># количество хранимых отработанных резервных копий</text:span></text:p>
      <text:p text:style-name="Standard"><text:span text:style-name="Source_20_Text">rotate 20</text:span></text:p>
      <text:p text:style-name="Standard"> </text:p>
      <text:p text:style-name="Standard"><text:span text:style-name="Source_20_Text"># Сжимать в gzip копию лога</text:span></text:p>
      <text:p text:style-name="Standard"><text:span text:style-name="Source_20_Text">compress</text:span></text:p>
      <text:p text:style-name="Standard"> </text:p>
      <text:p text:style-name="Standard"><text:span text:style-name="Source_20_Text">#сжимать последнюю копию только при следующей ротации</text:span></text:p>
      <text:p text:style-name="Standard"><text:span text:style-name="Source_20_Text">delaycompress</text:span></text:p>
      <text:p text:style-name="Standard"> </text:p>
      <text:p text:style-name="Standard"><text:span text:style-name="Source_20_Text"># не ротировать лог, если он пуст</text:span></text:p>
      <text:p text:style-name="Standard"><text:span text:style-name="Source_20_Text">notifempty</text:span></text:p>
      <text:p text:style-name="Standard"> </text:p>
      <text:p text:style-name="Standard"><text:span text:style-name="Source_20_Text"># добавлять к наименованию файла резервной копии даты в формате "-YYYYMMDD"</text:span></text:p>
      <text:p text:style-name="Standard"><text:span text:style-name="Source_20_Text">dateext</text:span></text:p>
      <text:p text:style-name="Standard"> </text:p>
      <text:p text:style-name="Standard"><text:span text:style-name="Source_20_Text"># задать права доступа, владельца и группу создаваемого журнального файла</text:span></text:p>
      <text:p text:style-name="Standard"><text:span text:style-name="Source_20_Text">create 0640 www-data adm</text:span></text:p>
      <text:p text:style-name="Standard"> </text:p>
      <text:p text:style-name="Standard"><text:span text:style-name="Source_20_Text"># отправлять свежую созданную копию на указанный e-mail</text:span></text:p>
      <text:p text:style-name="Standard"><text:span text:style-name="Source_20_Text">mail pomoi@site.ru</text:span></text:p>
      <text:p text:style-name="Standard"> </text:p>
      <text:p text:style-name="Standard"><text:span text:style-name="Source_20_Text"># запустить скрипт после ротации всех логов</text:span></text:p>
      <text:p text:style-name="Standard"><text:span text:style-name="Source_20_Text">sharedscripts</text:span></text:p>
      <text:p text:style-name="Standard"> </text:p>
      <text:p text:style-name="Standard"><text:span text:style-name="Source_20_Text">#выполнить далее указанный скрипт сразу после ротации</text:span></text:p>
      <text:p text:style-name="Standard"><text:span text:style-name="Source_20_Text">postrotate</text:span></text:p>
      <text:p text:style-name="Standard"> </text:p>
      <text:p text:style-name="Standard"><text:span text:style-name="Source_20_Text">#  Заставим NGINX перечитать конфигурацию</text:span></text:p>
      <text:p text:style-name="Standard"><text:span text:style-name="Source_20_Text">[ ! -f /var/run/nginx.pid ] || kill -USR1 `cat /var/run/nginx.pid`</text:span></text:p>
      <text:p text:style-name="Standard"> </text:p>
      <text:p text:style-name="Standard"><text:span text:style-name="Source_20_Text"># Заставим Apache перечитать конфигурацию</text:span></text:p>
      <text:p text:style-name="Standard"><text:span text:style-name="Source_20_Text">if [ -f "`. /etc/apache2/envvars ; echo ${APACHE_PID_FILE:-/var/run/apache2.pid}`" ]; then</text:span></text:p>
      <text:p text:style-name="Standard"><text:span text:style-name="Source_20_Text">/etc/init.d/apache2 reload &gt; /dev/null</text:span></text:p>
      <text:p text:style-name="Standard"><text:span text:style-name="Source_20_Text">fi</text:span></text:p>
      <text:p text:style-name="Standard"><text:span text:style-name="Source_20_Text"># Скрипт закончен</text:span></text:p>
      <text:p text:style-name="Standard"><text:span text:style-name="Source_20_Text">endscript</text:span></text:p>
      <text:p text:style-name="Standard"> </text:p>
      <text:p text:style-name="Standard"><text:span text:style-name="Source_20_Text">}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29cm" fo:margin-right="0.50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16:24:57.118000000</meta:creation-date>
    <dc:title>по5</dc:title>
    <meta:editing-duration>PT1M20S</meta:editing-duration>
    <meta:editing-cycles>2</meta:editing-cycles>
    <meta:generator>LibreOffice/5.4.3.2$Windows_X86_64 LibreOffice_project/92a7159f7e4af62137622921e809f8546db437e5</meta:generator>
    <dc:date>2018-08-13T16:26:16.778000000</dc:date>
    <meta:document-statistic meta:table-count="0" meta:image-count="0" meta:object-count="0" meta:page-count="1" meta:paragraph-count="47" meta:word-count="172" meta:character-count="1173" meta:non-whitespace-character-count="1019"/>
    <meta:template xlink:type="simple" xlink:actuate="onRequest" xlink:title="по5" xlink:href="file:///C:/Users/Алексей/AppData/Roaming/LibreOffice/4/user/template/по5.ott" meta:date="2018-08-13T16:24:56.681000000"/>
  </office:meta>
</office:document-meta>
</file>